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c407" officeooo:paragraph-rsid="001ec407"/>
    </style:style>
    <style:style style:name="P2" style:family="paragraph" style:parent-style-name="Standard" style:list-style-name="L1">
      <style:text-properties officeooo:rsid="001fa3e2" officeooo:paragraph-rsid="001fa3e2"/>
    </style:style>
    <style:style style:name="P3" style:family="paragraph" style:parent-style-name="Standard" style:list-style-name="L1">
      <style:text-properties officeooo:rsid="0020524f" officeooo:paragraph-rsid="0020524f"/>
    </style:style>
    <style:style style:name="P4" style:family="paragraph" style:parent-style-name="Standard" style:list-style-name="L1">
      <style:text-properties officeooo:rsid="0021aec7" officeooo:paragraph-rsid="0021aec7"/>
    </style:style>
    <style:style style:name="P5" style:family="paragraph" style:parent-style-name="Standard" style:list-style-name="L1">
      <style:text-properties officeooo:rsid="00224793" officeooo:paragraph-rsid="00224793"/>
    </style:style>
    <style:style style:name="P6" style:family="paragraph" style:parent-style-name="Standard" style:list-style-name="L1">
      <style:text-properties officeooo:rsid="002337f7" officeooo:paragraph-rsid="002337f7"/>
    </style:style>
    <style:style style:name="P7" style:family="paragraph" style:parent-style-name="Standard" style:list-style-name="L1">
      <style:text-properties officeooo:rsid="0024f58b" officeooo:paragraph-rsid="0024f58b"/>
    </style:style>
    <style:style style:name="P8" style:family="paragraph" style:parent-style-name="Standard" style:list-style-name="L1">
      <style:text-properties officeooo:rsid="0026ac05" officeooo:paragraph-rsid="0026ac05"/>
    </style:style>
    <style:style style:name="P9" style:family="paragraph" style:parent-style-name="Standard" style:list-style-name="L1">
      <style:text-properties officeooo:rsid="0028e824" officeooo:paragraph-rsid="0028e824"/>
    </style:style>
    <style:style style:name="P10" style:family="paragraph" style:parent-style-name="Standard" style:list-style-name="L1">
      <style:text-properties officeooo:rsid="002a5c90" officeooo:paragraph-rsid="002a5c90"/>
    </style:style>
    <style:style style:name="P11" style:family="paragraph" style:parent-style-name="Standard">
      <style:text-properties officeooo:rsid="002a5c90" officeooo:paragraph-rsid="002a5c90"/>
    </style:style>
    <style:style style:name="P12" style:family="paragraph" style:parent-style-name="Standard" style:list-style-name="L1">
      <style:text-properties fo:color="#000000" officeooo:rsid="001ec407" officeooo:paragraph-rsid="001ec407" fo:background-color="#ed1c24"/>
    </style:style>
    <style:style style:name="P13" style:family="paragraph" style:parent-style-name="Standard" style:list-style-name="L1">
      <style:text-properties officeooo:rsid="001ec407" officeooo:paragraph-rsid="001ec407" fo:background-color="#ed1c24"/>
    </style:style>
    <style:style style:name="P14" style:family="paragraph" style:parent-style-name="Standard" style:list-style-name="L1">
      <style:text-properties officeooo:rsid="0020524f" officeooo:paragraph-rsid="0020524f" fo:background-color="#ed1c24"/>
    </style:style>
    <style:style style:name="P15" style:family="paragraph" style:parent-style-name="Standard" style:list-style-name="L1">
      <style:text-properties officeooo:rsid="0028e824" officeooo:paragraph-rsid="0028e824" fo:background-color="#ed1c24"/>
    </style:style>
    <style:style style:name="P16" style:family="paragraph" style:parent-style-name="Standard" style:list-style-name="L1">
      <style:text-properties officeooo:rsid="00291e14" officeooo:paragraph-rsid="00291e14" fo:background-color="#ed1c24"/>
    </style:style>
    <style:style style:name="P17" style:family="paragraph" style:parent-style-name="Standard">
      <style:text-properties officeooo:paragraph-rsid="002c4c2f"/>
    </style:style>
    <style:style style:name="T1" style:family="text">
      <style:text-properties officeooo:rsid="00279a72"/>
    </style:style>
    <style:style style:name="T2" style:family="text">
      <style:text-properties officeooo:rsid="00291e14"/>
    </style:style>
    <style:style style:name="T3" style:family="text">
      <style:text-properties fo:background-color="#ed1c24" loext:char-shading-value="0"/>
    </style:style>
    <style:style style:name="T4" style:family="text">
      <style:text-properties fo:background-color="#ed1c24" loext:char-shading-value="0"/>
    </style:style>
    <style:style style:name="T5" style:family="text">
      <style:text-properties officeooo:rsid="00279a72" fo:background-color="#ed1c24" loext:char-shading-value="0"/>
    </style:style>
    <style:style style:name="T6" style:family="text">
      <style:text-properties officeooo:rsid="00279a72" fo:background-color="#ed1c24" loext:char-shading-value="0"/>
    </style:style>
    <style:style style:name="T7" style:family="text">
      <style:text-properties officeooo:rsid="002c4c2f" fo:background-color="#ed1c24" loext:char-shading-value="0"/>
    </style:style>
    <style:style style:name="T8" style:family="text">
      <style:text-properties officeooo:rsid="002c4c2f"/>
    </style:style>
    <style:style style:name="T9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10" style:family="text">
      <style:text-properties fo:font-variant="normal" fo:text-transform="none" fo:color="#333333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2206162" text:style-name="L1">
        <text:list-item>
          <text:p text:style-name="P12">A</text:p>
        </text:list-item>
        <text:list-item>
          <text:p text:style-name="P1">C <text:span text:style-name="T8">2</text:span></text:p>
        </text:list-item>
        <text:list-item>
          <text:p text:style-name="P13">A</text:p>
        </text:list-item>
        <text:list-item>
          <text:p text:style-name="P1">B <text:span text:style-name="T8">2</text:span></text:p>
        </text:list-item>
        <text:list-item>
          <text:p text:style-name="P2">D <text:span text:style-name="T8">2 </text:span></text:p>
        </text:list-item>
        <text:list-item>
          <text:p text:style-name="P3">B <text:span text:style-name="T8">2</text:span></text:p>
        </text:list-item>
        <text:list-item>
          <text:p text:style-name="P3">A <text:span text:style-name="T8">2</text:span></text:p>
        </text:list-item>
        <text:list-item>
          <text:p text:style-name="P3">A <text:span text:style-name="T8">2</text:span></text:p>
        </text:list-item>
        <text:list-item>
          <text:p text:style-name="P3">D <text:span text:style-name="T8">2</text:span></text:p>
        </text:list-item>
        <text:list-item>
          <text:p text:style-name="P14">D</text:p>
        </text:list-item>
        <text:list-item>
          <text:p text:style-name="P4">C <text:span text:style-name="T8">2</text:span></text:p>
        </text:list-item>
        <text:list-item>
          <text:p text:style-name="P4">B <text:span text:style-name="T8">2</text:span></text:p>
        </text:list-item>
        <text:list-item>
          <text:p text:style-name="P4">D <text:span text:style-name="T8">2</text:span></text:p>
        </text:list-item>
        <text:list-item>
          <text:p text:style-name="P5">B <text:span text:style-name="T8">2</text:span></text:p>
        </text:list-item>
        <text:list-item>
          <text:p text:style-name="P5">N,N,N,N <text:span text:style-name="T8">3</text:span></text:p>
        </text:list-item>
        <text:list-item>
          <text:p text:style-name="P5">A, <text:span text:style-name="T4">A</text:span>, N, <text:span text:style-name="T4">A </text:span><text:span text:style-name="T7">1</text:span></text:p>
        </text:list-item>
        <text:list-item>
          <text:p text:style-name="P6">E,D,A,C,B <text:span text:style-name="T8">3</text:span></text:p>
        </text:list-item>
        <text:list-item>
          <text:p text:style-name="P7">A, N, N, A <text:span text:style-name="T8">3</text:span></text:p>
        </text:list-item>
        <text:list-item>
          <text:p text:style-name="P8"><text:span text:style-name="T4">A</text:span>, N, <text:span text:style-name="T1">A, </text:span><text:span text:style-name="T6">A </text:span><text:span text:style-name="T7">1</text:span></text:p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9">C <text:span text:style-name="T8">2</text:span></text:p>
        </text:list-item>
        <text:list-item>
          <text:p text:style-name="P9">A <text:span text:style-name="T8">2</text:span></text:p>
        </text:list-item>
        <text:list-item>
          <text:p text:style-name="P15">A</text:p>
        </text:list-item>
        <text:list-item>
          <text:p text:style-name="P15">C</text:p>
        </text:list-item>
        <text:list-item>
          <text:p text:style-name="P9">A <text:span text:style-name="T8">2</text:span></text:p>
        </text:list-item>
        <text:list-item>
          <text:p text:style-name="P9">C <text:span text:style-name="T8">2</text:span></text:p>
        </text:list-item>
        <text:list-item>
          <text:p text:style-name="P9">A <text:span text:style-name="T8">2</text:span></text:p>
        </text:list-item>
        <text:list-item>
          <text:p text:style-name="P15"><text:span text:style-name="T2">A</text:span></text:p>
        </text:list-item>
        <text:list-item>
          <text:p text:style-name="P16">A</text:p>
        </text:list-item>
        <text:list-item>
          <text:p text:style-name="P10">D <text:span text:style-name="T8">2</text:span></text:p>
        </text:list-item>
        <text:list-item>
          <text:p text:style-name="P10">B <text:span text:style-name="T8">2</text:span></text:p>
        </text:list-item>
      </text:list>
      <text:p text:style-name="P11"/>
      <text:p text:style-name="P11"/>
      <text:p text:style-name="P11"/>
      <text:p text:style-name="P17"><text:span text:style-name="T8">47/69 <text:tab/><text:tab/><text:tab/></text:span><text:span text:style-name="T10"> </text:span><text:span text:style-name="T9">68.116%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7:45</meta:creation-date>
    <dc:date>2019-02-18T21:44:37.985000000</dc:date>
    <meta:editing-duration>PT55M27S</meta:editing-duration>
    <meta:editing-cycles>11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3" meta:word-count="98" meta:character-count="225" meta:non-whitespace-character-count="186"/>
  </office:meta>
</office:document-meta>
</file>